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/@author maximilian raspe</text:p>
      <text:p text:style-name="Standard">import javafx.application.Application;</text:p>
      <text:p text:style-name="Standard">import javafx.scene.Scene;</text:p>
      <text:p text:style-name="Standard">import javafx.scene.control.Button;</text:p>
      <text:p text:style-name="Standard">import javafx.scene.control.TextField;</text:p>
      <text:p text:style-name="Standard">import javafx.stage.Stage;</text:p>
      <text:p text:style-name="Standard">import javafx.scene.layout.VBox;</text:p>
      <text:p text:style-name="Standard">import javafx.scene.control.Label;</text:p>
      <text:p text:style-name="Standard">import javafx.scene.canvas.Canvas;</text:p>
      <text:p text:style-name="Standard"/>
      <text:p text:style-name="Standard"/>
      <text:p text:style-name="Standard">public class GUI extends Application {</text:p>
      <text:p text:style-name="Standard"/>
      <text:p text:style-name="Standard"><text:s text:c="4"/>public static Label lb_text;</text:p>
      <text:p text:style-name="Standard"><text:s text:c="4"/>Button btn_click1;</text:p>
      <text:p text:style-name="Standard"><text:s text:c="4"/>Button btn_click2;</text:p>
      <text:p text:style-name="Standard"><text:s text:c="4"/>public static TextField field;</text:p>
      <text:p text:style-name="Standard"><text:s text:c="4"/>ButtonClickHandler handler1 = new ButtonClickHandler();</text:p>
      <text:p text:style-name="Standard"><text:s text:c="4"/>ValueButtonHandler handler2 = new ValueButtonHandler();</text:p>
      <text:p text:style-name="Standard"><text:s text:c="4"/>public static Canvas canvas = new Canvas(400, 200);</text:p>
      <text:p text:style-name="Standard"/>
      <text:p text:style-name="Standard"/>
      <text:p text:style-name="Standard"><text:s text:c="4"/>public static void main(String[] args) {</text:p>
      <text:p text:style-name="Standard"><text:s text:c="8"/>launch(args);</text:p>
      <text:p text:style-name="Standard"><text:s text:c="4"/>}</text:p>
      <text:p text:style-name="Standard"><text:s text:c="4"/>@Override</text:p>
      <text:p text:style-name="Standard"><text:s text:c="4"/>public void start(Stage primaryStage) throws Exception {</text:p>
      <text:p text:style-name="Standard"><text:s text:c="8"/>lb_text = new Label("0 Klicks");</text:p>
      <text:p text:style-name="Standard"><text:s text:c="8"/>field = new TextField("5");</text:p>
      <text:p text:style-name="Standard"><text:s text:c="8"/>btn_click1 = new Button("Klick");</text:p>
      <text:p text:style-name="Standard"><text:s text:c="8"/>btn_click2 = new Button("Setze Klicks");</text:p>
      <text:p text:style-name="Standard"><text:s text:c="8"/>canvas.getGraphicsContext2D().strokeRect(100 ,100,100,100);</text:p>
      <text:p text:style-name="Standard"><text:s text:c="8"/>btn_click1.setOnAction(handler1);</text:p>
      <text:p text:style-name="Standard"><text:s text:c="8"/>btn_click2.setOnAction(handler2);</text:p>
      <text:p text:style-name="Standard"/>
      <text:p text:style-name="Standard"/>
      <text:p text:style-name="Standard"><text:s text:c="8"/>primaryStage.setTitle("GUI");</text:p>
      <text:p text:style-name="Standard"><text:s text:c="8"/>VBox box = new VBox();</text:p>
      <text:p text:style-name="Standard"/>
      <text:p text:style-name="Standard"><text:s text:c="8"/>box.getChildren().addAll(lb_text, btn_click1, btn_click2, field, canvas);</text:p>
      <text:p text:style-name="Standard"/>
      <text:p text:style-name="Standard"><text:s text:c="8"/>Scene scene = new Scene(box, 400, 400);</text:p>
      <text:p text:style-name="Standard"><text:s text:c="8"/>primaryStage.setScene(scene);</text:p>
      <text:p text:style-name="Standard"/>
      <text:p text:style-name="Standard"><text:s text:c="8"/>primaryStage.show();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import javafx.event.ActionEvent;</text:p>
      <text:p text:style-name="Standard">import javafx.event.EventHandler;</text:p>
      <text:p text:style-name="Standard">import javafx.scene.paint.Color;</text:p>
      <text:p text:style-name="Standard"><text:soft-page-break/></text:p>
      <text:p text:style-name="Standard">public class ButtonClickHandler implements EventHandler&lt;ActionEvent&gt; {<text:tab/></text:p>
      <text:p text:style-name="Standard"><text:s text:c="4"/>public static int counter = 0;</text:p>
      <text:p text:style-name="Standard"><text:s text:c="4"/>@Override</text:p>
      <text:p text:style-name="Standard"><text:s text:c="4"/>public void handle(ActionEvent event) {<text:tab/>//setzt die klickzahl höher und malt die vierecke</text:p>
      <text:p text:style-name="Standard"><text:s text:c="8"/>counter++;</text:p>
      <text:p text:style-name="Standard"><text:s text:c="8"/>GUI.lb_text.setText(counter + " Klicks");</text:p>
      <text:p text:style-name="Standard"><text:s text:c="8"/>GUI.canvas.getGraphicsContext2D().clearRect(0,0, 400, 200);</text:p>
      <text:p text:style-name="Standard"><text:s text:c="8"/>for(int i = 1; i &lt;= counter; i++) {</text:p>
      <text:p text:style-name="Standard"><text:s text:c="12"/>GUI.canvas.getGraphicsContext2D().strokeRect(400 / counter, 200/ counter, 100 / i, 100 / i);</text:p>
      <text:p text:style-name="Standard"><text:s text:c="12"/>GUI.canvas.getGraphicsContext2D().fillRect(400 / ButtonClickHandler.counter, 200/ ButtonClickHandler.counter, 100 / i, 100 / i);</text:p>
      <text:p text:style-name="Standard"><text:s text:c="12"/>GUI.canvas.getGraphicsContext2D().setFill(Color.DARKTURQUOISE);</text:p>
      <text:p text:style-name="Standard"><text:s text:c="8"/>}</text:p>
      <text:p text:style-name="Standard"/>
      <text:p text:style-name="Standard"><text:s text:c="4"/>}</text:p>
      <text:p text:style-name="Standard"/>
      <text:p text:style-name="Standard">}</text:p>
      <text:p text:style-name="Standard"/>
      <text:p text:style-name="Standard">//@author maximilian raspe</text:p>
      <text:p text:style-name="Standard">import javafx.event.ActionEvent;</text:p>
      <text:p text:style-name="Standard">import javafx.event.EventHandler;</text:p>
      <text:p text:style-name="Standard">import javafx.scene.paint.Color;</text:p>
      <text:p text:style-name="Standard"/>
      <text:p text:style-name="Standard">import static java.lang.Math.random;</text:p>
      <text:p text:style-name="Standard"/>
      <text:p text:style-name="Standard">public class ValueButtonHandler implements EventHandler&lt;ActionEvent&gt; {</text:p>
      <text:p text:style-name="Standard"/>
      <text:p text:style-name="Standard"><text:s text:c="4"/>@Override</text:p>
      <text:p text:style-name="Standard"><text:s text:c="4"/>public void handle(ActionEvent event) {<text:tab/>//malt die anzahl der vierecke</text:p>
      <text:p text:style-name="Standard"><text:s text:c="8"/>String t = GUI.field.getText();</text:p>
      <text:p text:style-name="Standard"><text:s text:c="8"/>try {</text:p>
      <text:p text:style-name="Standard"><text:s text:c="12"/>int num = Integer.parseInt(t);</text:p>
      <text:p text:style-name="Standard"><text:s text:c="12"/>ButtonClickHandler.counter = num;</text:p>
      <text:p text:style-name="Standard"><text:s text:c="12"/>GUI.lb_text.setText(t + " Klicks");</text:p>
      <text:p text:style-name="Standard"/>
      <text:p text:style-name="Standard"><text:s text:c="12"/>GUI.canvas.getGraphicsContext2D().clearRect(0,0, 400, 200);</text:p>
      <text:p text:style-name="Standard"><text:s text:c="12"/>for(int i = 1; i &lt;= ButtonClickHandler.counter; i++) {</text:p>
      <text:p text:style-name="Standard"><text:s text:c="16"/>GUI.canvas.getGraphicsContext2D().strokeRect(400 / ButtonClickHandler.counter, 200/ ButtonClickHandler.counter, 100 / i, 100 / i);</text:p>
      <text:p text:style-name="Standard"><text:s text:c="16"/>GUI.canvas.getGraphicsContext2D().fillRect(400 / ButtonClickHandler.counter, 200/ ButtonClickHandler.counter, 100 / i, 100 / i);</text:p>
      <text:p text:style-name="Standard"><text:s text:c="16"/>GUI.canvas.getGraphicsContext2D().setFill(Color.DARKTURQUOISE);</text:p>
      <text:p text:style-name="Standard"><text:s text:c="12"/>}</text:p>
      <text:p text:style-name="Standard"><text:s text:c="8"/>} catch(NumberFormatException e) {</text:p>
      <text:p text:style-name="Standard"><text:s text:c="12"/>System.out.println("Keine Zahl"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<text:soft-page-break/>public class Eintrag {</text:p>
      <text:p text:style-name="Standard"/>
      <text:p text:style-name="Standard"><text:s text:c="4"/>private String produktname;</text:p>
      <text:p text:style-name="Standard"><text:s text:c="4"/>private int menge;</text:p>
      <text:p text:style-name="Standard"><text:s text:c="4"/>private double preis;</text:p>
      <text:p text:style-name="Standard"><text:s text:c="4"/>private static double gesamtpreis;</text:p>
      <text:p text:style-name="Standard"/>
      <text:p text:style-name="Standard"><text:tab/>//gibt gesamtpreis zurück</text:p>
      <text:p text:style-name="Standard"><text:s text:c="4"/>public double getGesamtpreis() {</text:p>
      <text:p text:style-name="Standard"><text:s text:c="8"/>return gesamtpreis;</text:p>
      <text:p text:style-name="Standard"><text:s text:c="4"/>}</text:p>
      <text:p text:style-name="Standard"><text:tab/>//Konstruktor für den artikel</text:p>
      <text:p text:style-name="Standard"><text:s text:c="4"/>public Eintrag(String produktname, int menge, double preis) {</text:p>
      <text:p text:style-name="Standard"><text:s text:c="8"/>this.produktname = produktname;</text:p>
      <text:p text:style-name="Standard"><text:s text:c="8"/>this.menge = menge;</text:p>
      <text:p text:style-name="Standard"><text:s text:c="8"/>this.preis = preis;</text:p>
      <text:p text:style-name="Standard"><text:s text:c="8"/>gesamtpreis += preis;</text:p>
      <text:p text:style-name="Standard"><text:s text:c="4"/>}</text:p>
      <text:p text:style-name="Standard"/>
      <text:p text:style-name="Standard"><text:s text:c="4"/>public String getProduktname() {</text:p>
      <text:p text:style-name="Standard"><text:s text:c="8"/>return produktname;</text:p>
      <text:p text:style-name="Standard"><text:s text:c="4"/>}</text:p>
      <text:p text:style-name="Standard"/>
      <text:p text:style-name="Standard"><text:s text:c="4"/>public int getMenge() {</text:p>
      <text:p text:style-name="Standard"><text:s text:c="8"/>return menge;</text:p>
      <text:p text:style-name="Standard"><text:s text:c="4"/>}</text:p>
      <text:p text:style-name="Standard"/>
      <text:p text:style-name="Standard"><text:s text:c="4"/>public double getPreis() {</text:p>
      <text:p text:style-name="Standard"><text:s text:c="8"/>return preis;</text:p>
      <text:p text:style-name="Standard"><text:s text:c="4"/>}</text:p>
      <text:p text:style-name="Standard"/>
      <text:p text:style-name="Standard"><text:s text:c="4"/>public String toString() {</text:p>
      <text:p text:style-name="Standard"><text:s text:c="8"/>return this.produktname + " " + this.menge + " " + this.preis;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import java.util.ArrayList;</text:p>
      <text:p text:style-name="Standard">import java.util.List;</text:p>
      <text:p text:style-name="Standard"/>
      <text:p text:style-name="Standard">public class Kassenzettel {</text:p>
      <text:p text:style-name="Standard"/>
      <text:p text:style-name="Standard"><text:s text:c="4"/>private String name;</text:p>
      <text:p text:style-name="Standard"><text:s text:c="4"/>private List&lt;Eintrag&gt; artikel = new ArrayList&lt;Eintrag&gt;();</text:p>
      <text:p text:style-name="Standard"/>
      <text:p text:style-name="Standard"><text:tab/>//konstruktor für kassenzettel namen</text:p>
      <text:p text:style-name="Standard"><text:s text:c="4"/>public Kassenzettel(String name) {</text:p>
      <text:p text:style-name="Standard"><text:s text:c="8"/>this.name = name;</text:p>
      <text:p text:style-name="Standard"><text:s text:c="4"/>}</text:p>
      <text:p text:style-name="Standard"><text:tab/>//fügt einträge hinzu</text:p>
      <text:p text:style-name="Standard"><text:s text:c="4"/>public void addEintrag(Eintrag gegenstand) {</text:p>
      <text:p text:style-name="Standard"><text:s text:c="8"/>artikel.add(gegenstand);</text:p>
      <text:p text:style-name="Standard"><text:soft-page-break/><text:s text:c="4"/>}</text:p>
      <text:p text:style-name="Standard"><text:s text:c="4"/>public String toString() {</text:p>
      <text:p text:style-name="Standard"><text:s text:c="8"/>String output = name + "\n \n";</text:p>
      <text:p text:style-name="Standard"><text:s text:c="8"/>for(int i = 0; i &lt;= artikel.size() - 1; i++) {</text:p>
      <text:p text:style-name="Standard"><text:s text:c="12"/>output += artikel.get(i).getProduktname();</text:p>
      <text:p text:style-name="Standard"><text:s text:c="12"/>output += "\n" + artikel.get(i).getMenge() + "x";</text:p>
      <text:p text:style-name="Standard"><text:s text:c="12"/>output += "\t" + artikel.get(i).getPreis() + "€";</text:p>
      <text:p text:style-name="Standard"><text:s text:c="12"/>output += "\n \n";</text:p>
      <text:p text:style-name="Standard"><text:s text:c="8"/>}</text:p>
      <text:p text:style-name="Standard"><text:s text:c="8"/>output += "-----------";</text:p>
      <text:p text:style-name="Standard"><text:s text:c="8"/>output += "\n" + "Gesamtpreis \t" + artikel.get(artikel.size() - 1).getGesamtpreis() + "€";</text:p>
      <text:p text:style-name="Standard"><text:s text:c="8"/>return output;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import java.util.Scanner;</text:p>
      <text:p text:style-name="Standard">public class Main {</text:p>
      <text:p text:style-name="Standard"><text:s text:c="4"/>public static void main(String[] args) {</text:p>
      <text:p text:style-name="Standard"/>
      <text:p text:style-name="Standard"><text:s text:c="8"/>String produkt;</text:p>
      <text:p text:style-name="Standard"><text:s text:c="8"/>int menge;</text:p>
      <text:p text:style-name="Standard"><text:s text:c="8"/>double preis;</text:p>
      <text:p text:style-name="Standard"><text:s text:c="8"/>boolean fertig = false;</text:p>
      <text:p text:style-name="Standard"/>
      <text:p text:style-name="Standard"><text:s text:c="8"/>Kassenzettel zettel = new Kassenzettel("Kassenzettel");</text:p>
      <text:p text:style-name="Standard"><text:s text:c="8"/>Scanner scan = new Scanner(System.in);</text:p>
      <text:p text:style-name="Standard"><text:s text:c="8"/>while(fertig == false) {</text:p>
      <text:p text:style-name="Standard"/>
      <text:p text:style-name="Standard"><text:s text:c="12"/>System.out.println("Produktnamen eingeben");</text:p>
      <text:p text:style-name="Standard"><text:s text:c="12"/>produkt = scan.nextLine();</text:p>
      <text:p text:style-name="Standard"><text:s text:c="12"/>if(produkt.equals("x")) {</text:p>
      <text:p text:style-name="Standard"><text:s text:c="16"/>fertig = true;</text:p>
      <text:p text:style-name="Standard"><text:s text:c="16"/>System.out.println(zettel);</text:p>
      <text:p text:style-name="Standard"><text:s text:c="16"/>break;</text:p>
      <text:p text:style-name="Standard"><text:s text:c="12"/>}</text:p>
      <text:p text:style-name="Standard"><text:s text:c="12"/>System.out.println("Menge eingeben");</text:p>
      <text:p text:style-name="Standard"><text:s text:c="12"/>menge = scan.nextInt();</text:p>
      <text:p text:style-name="Standard"><text:s text:c="12"/>System.out.println("Preis eingeben");</text:p>
      <text:p text:style-name="Standard"><text:s text:c="12"/>preis = scan.nextDouble();</text:p>
      <text:p text:style-name="Standard"><text:s text:c="12"/>zettel.addEintrag(new Eintrag(produkt, menge, preis));</text:p>
      <text:p text:style-name="Standard"><text:s text:c="12"/>scan.nextLine();</text:p>
      <text:p text:style-name="Standard"/>
      <text:p text:style-name="Standard"><text:s text:c="8"/>}</text:p>
      <text:p text:style-name="Standard"><text:s text:c="8"/>scan.close();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import java.util.ArrayList;</text:p>
      <text:p text:style-name="Standard">import java.util.List;</text:p>
      <text:p text:style-name="Standard"/>
      <text:p text:style-name="Standard"><text:soft-page-break/>public class Kiosk {</text:p>
      <text:p text:style-name="Standard"/>
      <text:p text:style-name="Standard"><text:s text:c="4"/>private String name;</text:p>
      <text:p text:style-name="Standard"><text:s text:c="4"/>private List&lt;KioskInhalt&gt; kioskinhalte = new ArrayList&lt;KioskInhalt&gt;();</text:p>
      <text:p text:style-name="Standard"/>
      <text:p text:style-name="Standard"/>
      <text:p text:style-name="Standard"><text:s text:c="4"/>public Kiosk (String name) {</text:p>
      <text:p text:style-name="Standard"><text:s text:c="8"/>this.name = name;</text:p>
      <text:p text:style-name="Standard"><text:s text:c="4"/>}</text:p>
      <text:p text:style-name="Standard"><text:tab/>//fügt die kioskinhalte zu der liste hinzu</text:p>
      <text:p text:style-name="Standard"><text:s text:c="4"/>public void addKioskInhalt(KioskInhalt inhalt) {</text:p>
      <text:p text:style-name="Standard"><text:s text:c="8"/>kioskinhalte.add(inhalt);</text:p>
      <text:p text:style-name="Standard"><text:s text:c="4"/>}</text:p>
      <text:p text:style-name="Standard"><text:s text:c="4"/>public String toString() {</text:p>
      <text:p text:style-name="Standard"><text:s text:c="8"/>String strReturn = name + ":\n";</text:p>
      <text:p text:style-name="Standard"><text:tab/><text:tab/>//geht die liste durch um so den artikel auszugeben</text:p>
      <text:p text:style-name="Standard"><text:s text:c="8"/>for (KioskInhalt kioskInhalt : kioskinhalte) {</text:p>
      <text:p text:style-name="Standard"><text:s text:c="12"/>strReturn += "\n" + kioskInhalt.getName();</text:p>
      <text:p text:style-name="Standard"/>
      <text:p text:style-name="Standard"><text:s text:c="12"/>if (kioskInhalt instanceof Elektronisch) {</text:p>
      <text:p text:style-name="Standard"><text:s text:c="16"/>strReturn += ", Stromverbrauch: " + ((Elektronisch) kioskInhalt).getStromverbrauch();</text:p>
      <text:p text:style-name="Standard"><text:s text:c="12"/>}</text:p>
      <text:p text:style-name="Standard"/>
      <text:p text:style-name="Standard"><text:s text:c="12"/>if (kioskInhalt instanceof Kaufbar) {</text:p>
      <text:p text:style-name="Standard"><text:s text:c="16"/>strReturn += ", Preis: " + ((Kaufbar) kioskInhalt).getPreis();</text:p>
      <text:p text:style-name="Standard"><text:s text:c="12"/>}</text:p>
      <text:p text:style-name="Standard"><text:s text:c="8"/>}</text:p>
      <text:p text:style-name="Standard"><text:s text:c="8"/>strReturn += "\n";</text:p>
      <text:p text:style-name="Standard"><text:s text:c="8"/>return strReturn;</text:p>
      <text:p text:style-name="Standard"><text:s text:c="4"/>}</text:p>
      <text:p text:style-name="Standard">}</text:p>
      <text:p text:style-name="Standard"/>
      <text:p text:style-name="Standard">//@author maximilian raspe</text:p>
      <text:p text:style-name="Standard">public class KioskInhalt {</text:p>
      <text:p text:style-name="Standard"/>
      <text:p text:style-name="Standard"><text:s text:c="4"/>private String name;</text:p>
      <text:p text:style-name="Standard"><text:tab/>//konstruktor für kioskinhalt</text:p>
      <text:p text:style-name="Standard"><text:s text:c="4"/>public KioskInhalt(String name) {</text:p>
      <text:p text:style-name="Standard"><text:s text:c="8"/>this.name = name;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}</text:p>
      <text:p text:style-name="Standard"/>
      <text:p text:style-name="Standard">//@author maximilian raspe</text:p>
      <text:p text:style-name="Standard">public class Main {</text:p>
      <text:p text:style-name="Standard"><text:s text:c="4"/>public static void main(String[] args) {</text:p>
      <text:p text:style-name="Standard"><text:s text:c="8"/>Kiosk kiosk = new Kiosk("Kiosk");</text:p>
      <text:p text:style-name="Standard"><text:s text:c="8"/>kiosk.addKioskInhalt(new Kasse("Peter"));</text:p>
      <text:p text:style-name="Standard"><text:soft-page-break/><text:s text:c="8"/>kiosk.addKioskInhalt(new EBookReader("Sony"));</text:p>
      <text:p text:style-name="Standard"><text:s text:c="8"/>kiosk.addKioskInhalt(new Zeitung("Wochenblatt"));</text:p>
      <text:p text:style-name="Standard"><text:s text:c="8"/>System.out.println(kiosk);</text:p>
      <text:p text:style-name="Standard"><text:s text:c="4"/>}</text:p>
      <text:p text:style-name="Standard">}</text:p>
      <text:p text:style-name="Standard">//@author maximilian raspe</text:p>
      <text:p text:style-name="Standard">public class Zeitung extends KioskInhalt implements Kaufbar {</text:p>
      <text:p text:style-name="Standard"/>
      <text:p text:style-name="Standard"><text:s text:c="4"/>private double preis = 0.5;</text:p>
      <text:p text:style-name="Standard"><text:tab/>//konstruktor für die zeitung</text:p>
      <text:p text:style-name="Standard"><text:s text:c="4"/>public Zeitung(String name) {</text:p>
      <text:p text:style-name="Standard"><text:s text:c="8"/>super(name);</text:p>
      <text:p text:style-name="Standard"><text:s text:c="4"/>}</text:p>
      <text:p text:style-name="Standard"><text:s text:c="4"/>@Override</text:p>
      <text:p text:style-name="Standard"><text:s text:c="4"/>public void setPreis(double preis) {</text:p>
      <text:p text:style-name="Standard"><text:s text:c="8"/>this.preis = preis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Preis() {</text:p>
      <text:p text:style-name="Standard"><text:s text:c="8"/>return this.preis;</text:p>
      <text:p text:style-name="Standard"><text:s text:c="4"/>}</text:p>
      <text:p text:style-name="Standard">}</text:p>
      <text:p text:style-name="Standard">//@author maximilian raspe</text:p>
      <text:p text:style-name="Standard">public class EBookReader extends KioskInhalt implements <text:s/>Elektronisch, Kaufbar {</text:p>
      <text:p text:style-name="Standard"/>
      <text:p text:style-name="Standard"><text:s text:c="4"/>double preis = 0.25;</text:p>
      <text:p text:style-name="Standard"><text:s text:c="4"/>double stromverbrauch = 0.25;</text:p>
      <text:p text:style-name="Standard"><text:tab/></text:p>
      <text:p text:style-name="Standard"><text:tab/>//konstruktor für ebookreader</text:p>
      <text:p text:style-name="Standard"><text:s text:c="4"/>public EBookReader(String name) {</text:p>
      <text:p text:style-name="Standard"><text:s text:c="8"/>super(name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Stromverbrauch() {</text:p>
      <text:p text:style-name="Standard"><text:s text:c="8"/>return stromverbrauch;</text:p>
      <text:p text:style-name="Standard"><text:s text:c="4"/>}</text:p>
      <text:p text:style-name="Standard"/>
      <text:p text:style-name="Standard"><text:s text:c="4"/>@Override</text:p>
      <text:p text:style-name="Standard"><text:s text:c="4"/>public void setPreis(double preis) {</text:p>
      <text:p text:style-name="Standard"><text:s text:c="8"/>this.preis = preis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Preis() {</text:p>
      <text:p text:style-name="Standard"><text:s text:c="8"/>return preis;</text:p>
      <text:p text:style-name="Standard"><text:s text:c="4"/>}</text:p>
      <text:p text:style-name="Standard">}</text:p>
      <text:p text:style-name="Standard">//@author maximilian raspe</text:p>
      <text:p text:style-name="Standard">public interface Elektronisch {</text:p>
      <text:p text:style-name="Standard"/>
      <text:p text:style-name="Standard"><text:soft-page-break/><text:s text:c="3"/>double getStromverbrauch();</text:p>
      <text:p text:style-name="Standard"/>
      <text:p text:style-name="Standard">}</text:p>
      <text:p text:style-name="Standard">//@author maximilian raspe</text:p>
      <text:p text:style-name="Standard">public class Kasse extends KioskInhalt implements Elektronisch {</text:p>
      <text:p text:style-name="Standard"/>
      <text:p text:style-name="Standard"><text:s text:c="4"/>double stromverbrauch = 0.5;</text:p>
      <text:p text:style-name="Standard"><text:tab/>//konstruktor für klassennamen überschreibt</text:p>
      <text:p text:style-name="Standard"><text:s text:c="4"/>public Kasse(String name) {</text:p>
      <text:p text:style-name="Standard"><text:s text:c="8"/>super(name);</text:p>
      <text:p text:style-name="Standard"><text:s text:c="4"/>}</text:p>
      <text:p text:style-name="Standard"/>
      <text:p text:style-name="Standard"><text:s text:c="4"/>@Override</text:p>
      <text:p text:style-name="Standard"><text:s text:c="4"/>public double getStromverbrauch() {</text:p>
      <text:p text:style-name="Standard"><text:s text:c="8"/>return 0.5;</text:p>
      <text:p text:style-name="Standard"><text:s text:c="4"/>}</text:p>
      <text:p text:style-name="Standard">}</text:p>
      <text:p text:style-name="Standard">//@author maximilian raspe</text:p>
      <text:p text:style-name="Standard">public interface Kaufbar {</text:p>
      <text:p text:style-name="Standard"/>
      <text:p text:style-name="Standard"><text:s text:c="4"/>double getPreis();</text:p>
      <text:p text:style-name="Standard"/>
      <text:p text:style-name="Standard"><text:s text:c="4"/>void setPreis(double preis)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nacker Rapse</meta:initial-creator>
    <meta:creation-date>2019-01-08T23:09:42.42</meta:creation-date>
    <dc:date>2019-01-08T23:30:21.27</dc:date>
    <dc:creator>Knacker Rapse</dc:creator>
    <meta:editing-duration>PT20M41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7" meta:paragraph-count="273" meta:word-count="878" meta:character-count="8756"/>
  </office:meta>
</office:document-meta>
</file>